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06b462"/>
    </style:style>
    <style:style style:name="T2" style:family="text">
      <style:text-properties fo:font-weight="bold" style:font-weight-asian="bold" style:font-weight-complex="bold"/>
    </style:style>
    <style:style style:name="T3" style:family="text">
      <style:text-properties fo:font-weight="bold" officeooo:rsid="0006b462"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6b462"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Boruta Algorithm:<text:line-break/><text:tab/>The Boruta algorithm is a wrapper built around the random forest classification algorithm. It tries to capture all the important, interesting features you might have in your dataset with respect to an outcome variable.<text:line-break/><text:line-break/><text:tab/>First, it duplicates the dataset, and shuffle the values in each column. These values are called shadow features. * Then, it trains a classifier, such as a Random Forest Classifier, on the dataset. By doing this, you ensure that you can an idea of the importance -via the Mean Decrease Accuracy or Mean Decrease Impurity- for each of the features of your data set. The higher the score, the better or more important.<text:line-break/><text:line-break/><text:tab/>Then, the algorithm checks for each of your real features if they have higher importance. That is, whether the feature has a higher Z-score than the maximum Z-score of its shadow features than the best of the shadow features. If they do, it records this in a vector. These are called a hits. Next,it will continue with another iteration. After a predefined set of iterations, you will end up with a table of these hits. Remember: a Z-score is the number of standard deviations from the mean a data point.<text:line-break/><text:line-break/><text:tab/>At every iteration, the algorithm compares the Z-scores of the shuffled copies of the features and the original features to see if the latter performed better than the former. If it does, the algorithm will mark the feature as important. In essence, the algorithm is trying to validate the importance of the feature by comparing with random shuffled copies, which increases the robustness. This is done by simply comparing the number of times a feature did better with the shadow features using a binomial distribution.<text:line-break/><text:line-break/><text:tab/>If a feature hasn't been recorded as a hit in say 15 iterations, you reject it and also remove it from the original matrix. After a set number of iterations -or if all the features have been either confirmed or rejected- you stop.<text:line-break/>----------------------------------------------------------------------------------------------------------------------------<text:line-break/><text:span text:style-name="T2">I removed variables having missing values more than 40% and removed variables with unique values and removed one duplicate variable</text:span><text:line-break/>----------------------------------------------------------------------------------------------------------------------------<text:line-break/><text:span text:style-name="T2">candi</text:span><text:span text:style-name="T3">d</text:span><text:span text:style-name="T2">ate 1:</text:span><text:line-break/><text:tab/>In candidate 1 i took sample of 5000 records from 100000 records i.e., 5% sample data, imputed missing values with 999 and then applied square root to whole data (variables x043 and x236 have negative values so i took square of those variables ). Fitted the data to SVM, Decision tree, Random Forest. Done k fold cross validat<text:span text:style-name="T1">io</text:span>n with random random forest<text:line-break/><text:tab/>Results:<text:line-break/><text:tab/><text:tab/>* SVM:<text:line-break/><text:tab/><text:tab/><text:tab/>- correlation: 0.9551671<text:line-break/><text:tab/><text:tab/><text:tab/>- min_max accuracy: 0.9582211<text:line-break/><text:tab/><text:tab/><text:tab/>- MeanAbsolutePercentageError: 0.04408113<text:line-break/><text:tab/><text:tab/><text:tab/>- RMSE: 34.4532<text:line-break/><text:tab/><text:tab/>* Decision Tree:<text:line-break/><text:tab/><text:tab/><text:tab/>- correlation: 0.8649619<text:line-break/><text:tab/><text:tab/><text:tab/>- min_max accuracy: 0.9303004<text:line-break/><text:tab/><text:tab/><text:tab/>- MeanAbsolutePercentageError: 0.07513002<text:line-break/><text:tab/><text:tab/><text:tab/>- RMSE: 58.35576<text:line-break/><text:tab/><text:tab/>* Random Forest:<text:line-break/><text:tab/><text:tab/><text:tab/>- correlation: 0.958286<text:line-break/><text:soft-page-break/><text:tab/><text:tab/><text:tab/>- min_max accuracy: 0.9603352<text:line-break/><text:tab/><text:tab/><text:tab/>- MeanAbsolutePercentageError: 0.04181298<text:line-break/><text:tab/><text:tab/><text:tab/>- RMSE: 33.49541<text:line-break/><text:tab/><text:tab/>* K-Fold:<text:line-break/><text:tab/><text:tab/><text:tab/>- correlation: 0.9551633<text:line-break/><text:tab/><text:tab/><text:tab/>- min_max accuracy:<text:line-break/><text:tab/><text:tab/><text:tab/>- MeanAbsolutePercentageError: <text:s/><text:line-break/><text:tab/><text:tab/><text:tab/>- RMSE: 34.58896<text:line-break/><text:line-break/><text:span text:style-name="T2">candi</text:span><text:span text:style-name="T3">d</text:span><text:span text:style-name="T2">ate 2:</text:span><text:line-break/><text:tab/>In candidate 2 i took sample of 5000 records from 100000 records i.e., 5% sample data, imputed missing values using missForest (taking data with values as one data set and with missing as another dataset then predicting missing values using Random Forest) and then applied square root to whole data (variables x043 and x236 have negative values so i took square of those variables ). Fitted the data to SVM, Decision tree, Random Forest<text:line-break/><text:tab/>Results:<text:line-break/><text:tab/><text:tab/>* SVM:<text:line-break/><text:tab/><text:tab/><text:tab/>- correlation: 0.9590258<text:line-break/><text:tab/><text:tab/><text:tab/>- min_max accuracy: 0.9603105<text:line-break/><text:tab/><text:tab/><text:tab/>- MeanAbsolutePercentageError: 0.04172859<text:line-break/><text:tab/><text:tab/><text:tab/>- RMSE: 34.4532<text:line-break/><text:tab/><text:tab/>* Decission Tree:<text:line-break/><text:tab/><text:tab/><text:tab/>- correlation: 0.8523194<text:line-break/><text:tab/><text:tab/><text:tab/>- min_max accuracy: 0.9272056<text:line-break/><text:tab/><text:tab/><text:tab/>- MeanAbsolutePercentageError: 0.07876914<text:line-break/><text:tab/><text:tab/><text:tab/>- RMSE: 60.84711<text:line-break/><text:tab/><text:tab/>* Random Forest:<text:line-break/><text:tab/><text:tab/><text:tab/>- correlation: 0.9587542<text:line-break/><text:tab/><text:tab/><text:tab/>- min_max accuracy: 0.9604293<text:line-break/><text:tab/><text:tab/><text:tab/>- MeanAbsolutePercentageError: 0.04168857<text:line-break/><text:tab/><text:tab/><text:tab/>- RMSE: 33.2911<text:line-break/><text:tab/><text:tab/>* K-Fold:<text:line-break/><text:tab/><text:tab/><text:tab/>- correlation: 0.9581742<text:line-break/><text:tab/><text:tab/><text:tab/>- min_max accuracy: 0.9603841<text:line-break/><text:tab/><text:tab/><text:tab/>- MeanAbsolutePercentageError: 0.04172985<text:line-break/><text:tab/><text:tab/><text:tab/>- RMSE: 33.46125<text:line-break/><text:line-break/><text:span text:style-name="T2">candi</text:span><text:span text:style-name="T3">d</text:span><text:span text:style-name="T2">ate 3:</text:span><text:line-break/><text:tab/>In candidate 3 i took sample of 5000 records from 100000 records i.e., 5% sample data, imputed missing values with 999 and then applied square root to whole data (variables x043 and x236 have negative values so i took square of those variables ),removed variables with variance zero, then applied Principal component analysis to whole sample data. Fitted the data to SVM, Decision tree, Random Forest<text:line-break/><text:tab/>Results:<text:line-break/><text:tab/><text:tab/>* SVM:<text:line-break/><text:tab/><text:tab/><text:tab/>- correlation: 0.9244398<text:line-break/><text:tab/><text:tab/><text:tab/>- min_max accuracy: 0.9471709<text:line-break/><text:tab/><text:tab/><text:tab/>- MeanAbsolutePercentageError: 0.05656086<text:line-break/><text:tab/><text:tab/><text:tab/>- RMSE: 33.32204<text:line-break/><text:soft-page-break/><text:tab/><text:tab/>* Decision Tree:<text:line-break/><text:tab/><text:tab/><text:tab/>- correlation: 0.8640948<text:line-break/><text:tab/><text:tab/><text:tab/>- min_max accuracy: 0.9290777<text:line-break/><text:tab/><text:tab/><text:tab/>- MeanAbsolutePercentageError: 0.07704842<text:line-break/><text:tab/><text:tab/><text:tab/>- RMSE: 58.54799<text:line-break/><text:tab/><text:tab/>* Random Forest:<text:line-break/><text:tab/><text:tab/><text:tab/>- correlation: 0.9371509<text:line-break/><text:tab/><text:tab/><text:tab/>- min_max accuracy: 0.9494768<text:line-break/><text:tab/><text:tab/><text:tab/>- MeanAbsolutePercentageError: 0.0539403<text:line-break/><text:tab/><text:tab/><text:tab/>- RMSE: 41.5305<text:line-break/><text:tab/><text:tab/>* K-Fold:<text:line-break/><text:tab/><text:tab/><text:tab/>- correlation:<text:line-break/><text:tab/><text:tab/><text:tab/>- min_max accuracy:<text:line-break/><text:tab/><text:tab/><text:tab/>- MeanAbsolutePercentageError: <text:s/><text:line-break/><text:tab/><text:tab/><text:tab/>- RMSE:<text:line-break/><text:line-break/><text:span text:style-name="T2">candi</text:span><text:span text:style-name="T3">d</text:span><text:span text:style-name="T2">ate 4:</text:span><text:line-break/><text:tab/>In candidate 2 i took sample of 5000 records from 100000 records i.e., 5% sample data, imputed missing values using missForest (taking data with values as one data set and with missing as another dataset then predicting missing values using Random Forest) and then applied square root to whole data (variables x043 and x236 have negative values so i took square of those variables ), then applied Principal component analysis to whole sample data. Fitted the data to SVM, Decision tree, Random Forest<text:line-break/><text:tab/>Results:<text:line-break/><text:tab/><text:tab/>* SVM:<text:line-break/><text:tab/><text:tab/><text:tab/>- correlation: 0.9295587<text:line-break/><text:tab/><text:tab/><text:tab/>- min_max accuracy: 0.9487734<text:line-break/><text:tab/><text:tab/><text:tab/>- MeanAbsolutePercentageError: 0.05464015<text:line-break/><text:tab/><text:tab/><text:tab/>- RMSE: 33.32204<text:line-break/><text:tab/><text:tab/>* Decision Tree:<text:line-break/><text:tab/><text:tab/><text:tab/>- correlation: 0.8577832<text:line-break/><text:tab/><text:tab/><text:tab/>- min_max accuracy: 0.9275823<text:line-break/><text:tab/><text:tab/><text:tab/>- MeanAbsolutePercentageError: 0.07803002<text:line-break/><text:tab/><text:tab/><text:tab/>- RMSE: 59.82314<text:line-break/><text:tab/><text:tab/>* Random Forest:<text:line-break/><text:tab/><text:tab/><text:tab/>- correlation: 0.9426858<text:line-break/><text:tab/><text:tab/><text:tab/>- min_max accuracy: 0.9512778<text:line-break/><text:tab/><text:tab/><text:tab/>- MeanAbsolutePercentageError: 0.05188578<text:line-break/><text:tab/><text:tab/><text:tab/>- RMSE: 39.9178<text:line-break/><text:tab/><text:tab/>* K-Fold:<text:line-break/><text:tab/><text:tab/><text:tab/>- correlation:<text:line-break/><text:tab/><text:tab/><text:tab/>- min_max accuracy:<text:line-break/><text:tab/><text:tab/><text:tab/>- MeanAbsolutePercentageError: <text:s/><text:line-break/><text:tab/><text:tab/><text:tab/>- RMSE:<text:line-break/><text:line-break/><text:span text:style-name="T2">candi</text:span><text:span text:style-name="T3">d</text:span><text:span text:style-name="T2">ate 5:</text:span><text:line-break/><text:tab/>In candidate 5 i took sample of 5000 records from 100000 records i.e., 5% sample data, imputed missing values with 999 and then uses boruta package(this is a method performs a top-down search for relevant features by comparing original attributes' importance with importance achievable at random, <text:soft-page-break/>estimated using their permuted copies, and progressively eliminating irrelevant featur<text:span text:style-name="T1">e</text:span>s to stabili<text:span text:style-name="T1">z</text:span>e that test) to find important features, removed unimportant features and then again removed features having cor<text:span text:style-name="T1">r</text:span>elation with independent variables, then applied square root to whole data (variables x043 and x236 have negative values so i took square of those variables ). Fitted the data to SVM, Decision tree, Random Forest<text:line-break/><text:tab/>Results:<text:line-break/><text:tab/><text:tab/>* SVM:<text:line-break/><text:tab/><text:tab/><text:tab/>- correlation: 0.9468951<text:line-break/><text:tab/><text:tab/><text:tab/>- min_max accuracy: 0.9543503<text:line-break/><text:tab/><text:tab/><text:tab/>- MeanAbsolutePercentageError: 0.0483993<text:line-break/><text:tab/><text:tab/><text:tab/>- RMSE: 33.32204<text:line-break/><text:tab/><text:tab/>* Decision Tree:<text:line-break/><text:tab/><text:tab/><text:tab/>- correlation: 0.8554715<text:line-break/><text:tab/><text:tab/><text:tab/>- min_max accuracy: 0.9268571<text:line-break/><text:tab/><text:tab/><text:tab/>- MeanAbsolutePercentageError: 0.07961293<text:line-break/><text:tab/><text:tab/><text:tab/>- RMSE: 60.22508<text:line-break/><text:tab/><text:tab/>* Random Forest:<text:line-break/><text:tab/><text:tab/><text:tab/>- correlation: 0.9511298<text:line-break/><text:tab/><text:tab/><text:tab/>- min_max accuracy: 0.9557325<text:line-break/><text:tab/><text:tab/><text:tab/>- MeanAbsolutePercentageError: 0.0467425<text:line-break/><text:tab/><text:tab/><text:tab/>- RMSE: 36.21569<text:line-break/><text:tab/><text:tab/>* K-Fold:<text:line-break/><text:tab/><text:tab/><text:tab/>- correlation:<text:line-break/><text:tab/><text:tab/><text:tab/>- min_max accuracy:<text:line-break/><text:tab/><text:tab/><text:tab/>- MeanAbsolutePercentageError: <text:s/><text:line-break/><text:tab/><text:tab/><text:tab/>- RMSE:<text:line-break/><text:line-break/><text:span text:style-name="T2">candi</text:span><text:span text:style-name="T3">d</text:span><text:span text:style-name="T2">ate 6:</text:span><text:line-break/><text:tab/>In candidate 6 i took sample of 5000 records from 100000 records i.e., 5% sample data, imputed missing values using missForest(taking data with values as one data set and with missing as another dataset then predicting missing values using Random Forest) and then uses boruta package(this is a method performs a top-down search for relevant features by comparing original attributes' importance with importance achievable at random, estimated using their permuted copies, and progressively eliminating irrelevant featur<text:span text:style-name="T1">e</text:span>s to stabili<text:span text:style-name="T1">z</text:span>e that test) to find important features, removed unimportant features and then again removed features having cor<text:span text:style-name="T1">r</text:span>elation with independent variables, then applied square root to whole data (variables x043 and x236 have negative values so i took square of those variables ). Fitted the data to SVM, Decision tree, Random Forest<text:line-break/><text:tab/>Results:<text:line-break/><text:tab/><text:tab/>* SVM:<text:line-break/><text:tab/><text:tab/><text:tab/>- correlation: 0.950783<text:line-break/><text:tab/><text:tab/><text:tab/>- min_max accuracy: 0.9559549<text:line-break/><text:tab/><text:tab/><text:tab/>- MeanAbsolutePercentageError: 0.04653434<text:line-break/><text:tab/><text:tab/><text:tab/>- RMSE: 33.32204<text:line-break/><text:tab/><text:tab/>* Decision Tree:<text:line-break/><text:tab/><text:tab/><text:tab/>- correlation: 0.8351215<text:line-break/><text:tab/><text:tab/><text:tab/>- min_max accuracy: 0.9235816<text:line-break/><text:tab/><text:tab/><text:tab/>- MeanAbsolutePercentageError: 0.08316577 <text:line-break/><text:tab/><text:tab/><text:tab/>- RMSE: 64.04693<text:line-break/><text:tab/><text:tab/>* Random Forest:<text:line-break/><text:soft-page-break/><text:tab/><text:tab/><text:tab/>- correlation: 0.9518595<text:line-break/><text:tab/><text:tab/><text:tab/>- min_max accuracy: 0.956735<text:line-break/><text:tab/><text:tab/><text:tab/>- MeanAbsolutePercentageError: 0.04572806<text:line-break/><text:tab/><text:tab/><text:tab/>- RMSE: 35.90957<text:line-break/><text:tab/><text:tab/>* K-Fold:<text:line-break/><text:tab/><text:tab/><text:tab/>- correlation:<text:line-break/><text:tab/><text:tab/><text:tab/>- min_max accuracy:<text:line-break/><text:tab/><text:tab/><text:tab/>- MeanAbsolutePercentageError: <text:s/><text:line-break/><text:tab/><text:tab/><text:tab/>- RMSE:<text:line-break/><text:line-break/><text:span text:style-name="T2">candi</text:span><text:span text:style-name="T3">d</text:span><text:span text:style-name="T2">ate 7:</text:span><text:line-break/><text:tab/>In candidate 6 i took sample of 5000 records from 100000 records i.e., 5% sample data, imputed missing values using missForest(taking data with values as one data set and with missing as another dataset then predicting missing values using Random Forest) and then uses boruta package(this is a method performs a top-down search for relevant features by comparing original attributes' importance with importance achievable at random, estimated using their permuted copies, and progressively eliminating irrelevant featur<text:span text:style-name="T1">e</text:span>s to stabili<text:span text:style-name="T1">z</text:span>e that test) to find important features, removed unimportant features and then again removed features having cor<text:span text:style-name="T1">r</text:span>elation with independent variables, then removed values in every variable present after 3rd standard deviation (To reduce the skewness). After removing outliers found that variables x079,x086,x089,x101,x147,x175 became constants because most of those variables are binary and 80% of values</text:p>
      <text:p text:style-name="Standard"><text:s/>are 0's hence rest of the values are outside of 3rd standard deviation. Fitted the data to SVM, Decision tree, Random Forest<text:line-break/><text:tab/>Results:<text:line-break/><text:tab/><text:tab/>* SVM:<text:line-break/><text:tab/><text:tab/><text:tab/>- correlation: 0.9433861<text:line-break/><text:tab/><text:tab/><text:tab/>- min_max accuracy: 0.9529202<text:line-break/><text:tab/><text:tab/><text:tab/>- MeanAbsolutePercentageError: 0.04976877 <text:line-break/><text:tab/><text:tab/><text:tab/>- RMSE: 33.32204<text:line-break/><text:tab/><text:tab/>* Decision Tree:<text:line-break/><text:tab/><text:tab/><text:tab/>- correlation: 0.835209<text:line-break/><text:tab/><text:tab/><text:tab/>- min_max accuracy: 0.9236298<text:line-break/><text:tab/><text:tab/><text:tab/>- MeanAbsolutePercentageError: 0.08311636<text:line-break/><text:tab/><text:tab/><text:tab/>- RMSE: 64.03255<text:line-break/><text:tab/><text:tab/>* Random Forest:<text:line-break/><text:tab/><text:tab/><text:tab/>- correlation: 0.949127<text:line-break/><text:tab/><text:tab/><text:tab/>- min_max accuracy: 0.9557728<text:line-break/><text:tab/><text:tab/><text:tab/>- MeanAbsolutePercentageError: 0.04677078<text:line-break/><text:tab/><text:tab/><text:tab/>- RMSE: 36.65506<text:line-break/><text:tab/><text:tab/>* K-Fold:<text:line-break/><text:tab/><text:tab/><text:tab/>- correlation:<text:line-break/><text:tab/><text:tab/><text:tab/>- min_max accuracy:<text:line-break/><text:tab/><text:tab/><text:tab/>- MeanAbsolutePercentageError: <text:s/><text:line-break/><text:tab/><text:tab/><text:tab/>- RMSE:<text:line-break/>***********************************************************************************<text:line-break/><text:span text:style-name="T2">Fun Facts:</text:span><text:line-break/><text:tab/>* For both candidate 1 and 2, SVM got same RMSE 34.4532 and for remianing all candidates it is 33.32204. but rest of the <text:s/>algorithms shows different RMSE for different candidates. SVM never show bias😉 <text:line-break/><text:soft-page-break/><text:tab/>* Dec<text:span text:style-name="T1">i</text:span>sion tree shows high RMSE for all the candidates. May be dec<text:span text:style-name="T1">i</text:span>sion trees are not good at Regression🤦‍♂️<text:line-break/><text:tab/>* Imputing missing values using Random Forest gives good result in all of the scenarios but it takes more computing power and <text:s/>time🎯⏰.<text:line-break/><text:tab/>* Random Forest perform well when we don't do feature selection or feature engineering and SVM performs better when we do feature selection or feature engineering. Hard to decide🤷‍♂️<text:line-break/>_ _ _ _ _ _ _ _ _ _ _ _ _ _ _ _ _ _ _ _ _ _ __ _ _ _ _ __ _ _ _ __ _ _ _ __ _ _ _ _ _ __ _ _ __ _ _ __ __ _ <text:line-break/>| Note: <text:span text:style-name="T4">I want build two more candidates one is by clusturing the whole dataset such that we can get all the skewed data as one dataset and one with most of the values as another dataset or by taking all the values after 3rd standard deviation as one dataset and rest <text:s/>them as another dataset then build models on both datasets (This model will help alot to know how skewed data is affec</text:span><text:span text:style-name="T5">t</text:span><text:span text:style-name="T4">ive like it will help to know what happens when the real data comes where our skewed data is not actually skewed data.) and another one is using recursive feature elimination to eliminate the unimportant variables, but due to lack of computing power i am unable to build them. </text:span><text:line-break/>_ _ _ _ _ _ _ _ _ _ __ _ _ _ __ _ _ _ _ _ _ __ _ _ _ _ _ _ _ _ _ _ _ __ _ _ __ _ _ __ _ __ _ _ __ _ _ __ _ <text:line-break/><text:line-break/><text:span text:style-name="T2">Final note:</text:span><text:line-break/><text:tab/>Here i trained models only on 3% of the data so the sampling error is so high and it doesn't give good accuracy on any real time data but if we train the model with larger data then for sure it will give good accuracy. Here we can't conclude that candidate 2 performs well since it was not trained on larger data may the candidates perform well if we train the model with larger dat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0:04:15.815000000</meta:creation-date>
    <dc:date>2018-07-27T10:11:28.630000000</dc:date>
    <meta:editing-duration>PT7M23S</meta:editing-duration>
    <meta:editing-cycles>1</meta:editing-cycles>
    <meta:document-statistic meta:table-count="0" meta:image-count="0" meta:object-count="0" meta:page-count="6" meta:paragraph-count="2" meta:word-count="1865" meta:character-count="12547" meta:non-whitespace-character-count="10234"/>
    <meta:generator>LibreOffice/6.0.5.2$Windows_X86_64 LibreOffice_project/54c8cbb85f300ac59db32fe8a675ff7683cd5a16</meta:generator>
  </office:meta>
</office:document-meta>
</file>